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445" officeooo:paragraph-rsid="000af445"/>
    </style:style>
    <style:style style:name="P2" style:family="paragraph" style:parent-style-name="Standard">
      <style:text-properties officeooo:rsid="000cdb5a" officeooo:paragraph-rsid="000cd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 start kpconv</text:p>
      <text:p text:style-name="P1"/>
      <text:p text:style-name="P1">sudo docker run --rm -it --runtime=nvidia -v /home/vlab/KPConv:/kpconv kpconv /bin/bash</text:p>
      <text:p text:style-name="P1"/>
      <text:p text:style-name="P1">2.pip install psutil</text:p>
      <text:p text:style-name="P2">3. python training_Drill.p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3:52:52.052698538</meta:creation-date>
    <dc:date>2020-03-06T14:13:20.916824392</dc:date>
    <meta:editing-duration>PT8S</meta:editing-duration>
    <meta:editing-cycles>1</meta:editing-cycles>
    <meta:document-statistic meta:table-count="0" meta:image-count="0" meta:object-count="0" meta:page-count="1" meta:paragraph-count="4" meta:word-count="21" meta:character-count="150" meta:non-whitespace-character-count="134"/>
    <meta:generator>LibreOffice/6.0.7.3$Linux_X86_64 LibreOffice_project/00m0$Build-3</meta:generator>
  </office:meta>
</office:document-meta>
</file>